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3fa446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3fa44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fa44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DejaVu Sans Condensed" fo:font-size="12pt" fo:font-weight="bold" officeooo:rsid="004afa0c" officeooo:paragraph-rsid="004afa0c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Condensed" fo:font-size="12pt" fo:font-weight="normal" officeooo:rsid="004afa0c" officeooo:paragraph-rsid="004afa0c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Condensed" fo:font-size="12pt" fo:font-weight="normal" officeooo:rsid="004cd8d1" officeooo:paragraph-rsid="004cd8d1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3fa446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ee60d" officeooo:paragraph-rsid="003fa446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5ce6d" officeooo:paragraph-rsid="003fa446" style:font-size-asian="12pt" style:font-size-complex="12pt"/>
    </style:style>
    <style:style style:name="P10" style:family="paragraph" style:parent-style-name="Standard" style:list-style-name="L4">
      <style:text-properties style:font-name="DejaVu Sans Condensed" fo:font-size="12pt" officeooo:rsid="00466b88" officeooo:paragraph-rsid="00466b88" style:font-size-asian="12pt" style:font-size-complex="12pt"/>
    </style:style>
    <style:style style:name="P11" style:family="paragraph" style:parent-style-name="Standard" style:list-style-name="L4">
      <style:text-properties style:font-name="DejaVu Sans Condensed" fo:font-size="12pt" officeooo:paragraph-rsid="003fa446" style:font-size-asian="12pt" style:font-size-complex="12pt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" fo:font-size="12pt" officeooo:rsid="00466b88" officeooo:paragraph-rsid="00466b8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paragraph-rsid="004d0e1f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d0e1f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d0e1f" style:font-weight-asian="bold" style:font-weight-complex="bold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3b5f0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32bb9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5eb3f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66b88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e60d" style:font-weight-asian="bold" style:font-weight-complex="bold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403201"/>
    </style:style>
    <style:style style:name="T11" style:family="text">
      <style:text-properties style:text-line-through-style="none" style:text-line-through-type="none" officeooo:rsid="00179cd7"/>
    </style:style>
    <style:style style:name="T12" style:family="text">
      <style:text-properties style:text-line-through-style="none" style:text-line-through-type="none" officeooo:rsid="004609d1"/>
    </style:style>
    <style:style style:name="T13" style:family="text">
      <style:text-properties style:text-line-through-style="none" style:text-line-through-type="none" officeooo:rsid="0045ce6d"/>
    </style:style>
    <style:style style:name="T14" style:family="text">
      <style:text-properties style:text-line-through-style="none" style:text-line-through-type="none" officeooo:rsid="003fa446"/>
    </style:style>
    <style:style style:name="T15" style:family="text">
      <style:text-properties style:text-line-through-style="none" style:text-line-through-type="none" officeooo:rsid="0049c8c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726a4"/>
    </style:style>
    <style:style style:name="T18" style:family="text">
      <style:text-properties officeooo:rsid="0035db3e"/>
    </style:style>
    <style:style style:name="T19" style:family="text">
      <style:text-properties officeooo:rsid="004d0e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4">1<text:span text:style-name="T18">xx</text:span> - Controls</text:p>
          </table:table-cell>
          <table:table-cell table:style-name="Table1.B1" office:value-type="string">
            <text:p text:style-name="P15">2xx - Ground</text:p>
          </table:table-cell>
          <table:table-cell table:style-name="Table1.A1" office:value-type="string">
            <text:p text:style-name="P15">3xx - Flight</text:p>
          </table:table-cell>
          <table:table-cell table:style-name="Table1.D1" office:value-type="string">
            <text:p text:style-name="P15">4xx - A2A</text:p>
          </table:table-cell>
          <table:table-cell table:style-name="Table1.D1" office:value-type="string">
            <text:p text:style-name="P15">5xx - A2G</text:p>
          </table:table-cell>
          <table:table-cell table:style-name="Table1.F1" office:value-type="string">
            <text:p text:style-name="P15">6xx - Misc</text:p>
          </table:table-cell>
        </table:table-row>
      </table:table>
      <text:p text:style-name="P13"><text:span text:style-name="T6">2</text:span><text:span text:style-name="T5">0</text:span><text:span text:style-name="T3">1</text:span><text:span text:style-name="T1"> - </text:span><text:span text:style-name="T6">Ground </text:span><text:span text:style-name="T2">- Preflight</text:span><text:span text:style-name="T6">, </text:span><text:span text:style-name="T4">Performance Limits</text:span></text:p>
      <text:p text:style-name="P1"/>
      <text:p text:style-name="P4">Gyro alignment -- IMPORTANT</text:p>
      <text:list text:style-name="L1">
        <text:list-item>
          <text:p text:style-name="P5">After turning on electrical power, allow the gyros to align for at least <text:span text:style-name="T7">2m30s</text:span> before moving/taxiing (rearming and starting engines <text:span text:style-name="T19">is </text:span>OK). <text:s/>If you don't allow the gyros to align, the HSI may show an incorrect heading after maneuvering.</text:p>
        </text:list-item>
        <text:list-item>
          <text:p text:style-name="P6">Press <text:span text:style-name="T7">Front Thumb Button</text:span> to toggle stopwatch <text:span text:style-name="T17">(second hand and bottom dial of main cockpit clock)</text:span>.</text:p>
        </text:list-item>
      </text:list>
      <text:p text:style-name="P1"/>
      <text:p text:style-name="P3">To Rearm and Refuel, you must have engines off and canopy open</text:p>
      <text:list text:style-name="L2">
        <text:list-item>
          <text:p text:style-name="P7"><text:span text:style-name="T7">Shift-Bottom Thumb Button press</text:span> to turn off engines.</text:p>
        </text:list-item>
        <text:list-item>
          <text:p text:style-name="P7"><text:span text:style-name="T7">T7 up</text:span> to toggle canopy.</text:p>
        </text:list-item>
        <text:list-item>
          <text:p text:style-name="P7">When done, <text:span text:style-name="T7">Bottom Thumb Button press</text:span> to start engines. <text:s/>Make sure electrical power is on (<text:span text:style-name="T7">T1 switch</text:span>)</text:p>
        </text:list-item>
      </text:list>
      <text:p text:style-name="P1"/>
      <text:p text:style-name="P1">Before takeoff</text:p>
      <text:list text:style-name="L3">
        <text:list-item>
          <text:p text:style-name="P8"><text:span text:style-name="T7">Canopy</text:span> ... <text:span text:style-name="T7">Closed</text:span></text:p>
        </text:list-item>
        <text:list-item>
          <text:p text:style-name="P8"><text:span text:style-name="T7">Air brakes</text:span> ... <text:span text:style-name="T7">Closed</text:span></text:p>
        </text:list-item>
        <text:list-item>
          <text:p text:style-name="P9"><text:span text:style-name="T8">R</text:span><text:span text:style-name="T7">WR settings and volume</text:span><text:span text:style-name="T16"> ... </text:span><text:span text:style-name="T7">As needed</text:span></text:p>
        </text:list-item>
      </text:list>
      <text:p text:style-name="P3"/>
      <text:p text:style-name="P2">Performance limits</text:p>
      <text:list text:style-name="L4">
        <text:list-item>
          <text:p text:style-name="P10"><text:span text:style-name="T11">F</text:span><text:span text:style-name="T9">ull internal fuel: 2,835 kg (6,250 lbs)</text:span></text:p>
          <text:list>
            <text:list-item>
              <text:p text:style-name="P12">External fuel tank: 620 kg (1,367 lbs) each</text:p>
            </text:list-item>
            <text:list-item>
              <text:p text:style-name="P12">With 2x external fuel tanks: 4,075 kg (8,984 lbs)</text:p>
            </text:list-item>
            <text:list-item>
              <text:p text:style-name="P12">With 4x external fuel tanks: 5,315 kg (11,718 lbs)</text:p>
            </text:list-item>
          </text:list>
        </text:list-item>
        <text:list-item>
          <text:p text:style-name="P10"><text:span text:style-name="T9">Fuel flow </text:span><text:span text:style-name="T15">varies depending on speed and throttle setting. <text:s/>At 100% throttle at low altitude, endurance may be as low as ~15 minutes. <text:s/>At 95% throttle, fuel burn is approx 2/3rds that at mil power.</text:span></text:p>
        </text:list-item>
        <text:list-item>
          <text:p text:style-name="P11"><text:span text:style-name="T11">Landing </text:span><text:span text:style-name="T12">g</text:span><text:span text:style-name="T11">ear </text:span><text:span text:style-name="T13">and flaps</text:span><text:span text:style-name="T11">: <text:s/></text:span><text:span text:style-name="T10">400 kp</text:span><text:span text:style-name="T14">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30:06.512000000</dc:date>
    <meta:editing-duration>PT9H55M31S</meta:editing-duration>
    <meta:editing-cycles>5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5" meta:word-count="232" meta:character-count="1244" meta:non-whitespace-character-count="1046"/>
  </office:meta>
</office:document-meta>
</file>